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 svg:font-family="Arial" style:font-family-generic="swiss" style:font-pitch="variable"/>
    <style:font-face style:name="Calibri" svg:font-family="Calibri" style:font-family-generic="swiss" style:font-pitch="variable"/>
  </office:font-face-decls>
  <office:automatic-styles>
    <style:style style:name="P1" style:family="paragraph" style:parent-style-name="Paragraphe_20_de_20_liste">
      <style:paragraph-properties fo:text-align="justify" style:justify-single-word="false"/>
      <style:text-properties fo:font-size="15pt" fo:language="fr" fo:country="FR" style:font-size-asian="15pt" style:font-size-complex="15pt"/>
    </style:style>
    <style:style style:name="P2" style:family="paragraph" style:parent-style-name="Normal">
      <style:paragraph-properties fo:text-align="justify" style:justify-single-word="false"/>
      <style:text-properties fo:font-size="15pt" fo:language="fr" fo:country="FR" style:font-size-asian="15pt" style:font-size-complex="15pt"/>
    </style:style>
    <style:style style:name="P3" style:family="paragraph" style:parent-style-name="Normal">
      <style:paragraph-properties fo:text-align="justify" style:justify-single-word="false"/>
      <style:text-properties fo:font-size="16pt" fo:language="fr" fo:country="FR" fo:font-weight="bold" style:font-size-asian="16pt" style:font-weight-asian="bold" style:font-size-complex="16pt" style:font-weight-complex="bold"/>
    </style:style>
    <style:style style:name="P4" style:family="paragraph" style:parent-style-name="Normal">
      <style:paragraph-properties fo:text-align="justify" style:justify-single-word="false"/>
    </style:style>
    <style:style style:name="P5" style:family="paragraph" style:parent-style-name="Normal" style:master-page-name="MP0">
      <style:paragraph-properties fo:text-align="justify" style:justify-single-word="false" style:page-number="auto" fo:break-before="page"/>
      <style:text-properties fo:font-size="16pt" fo:language="fr" fo:country="FR" fo:font-weight="bold" style:font-size-asian="16pt" style:font-weight-asian="bold" style:font-size-complex="16pt" style:font-weight-complex="bold"/>
    </style:style>
    <style:style style:name="P6" style:family="paragraph" style:parent-style-name="Normal">
      <style:paragraph-properties fo:text-align="justify" style:justify-single-word="false"/>
      <style:text-properties fo:font-size="16pt" fo:language="fr" fo:country="FR" fo:font-weight="bold" style:font-size-asian="16pt" style:font-weight-asian="bold" style:font-size-complex="16pt" style:font-weight-complex="bold"/>
    </style:style>
    <style:style style:name="P7" style:family="paragraph" style:parent-style-name="Normal">
      <style:paragraph-properties fo:text-align="center" style:justify-single-word="false"/>
      <style:text-properties fo:font-size="16pt" fo:language="fr" fo:country="FR" fo:font-weight="bold" style:font-size-asian="16pt" style:font-weight-asian="bold" style:font-size-complex="16pt" style:font-weight-complex="bold"/>
    </style:style>
    <style:style style:name="P8" style:family="paragraph" style:parent-style-name="Normal">
      <style:paragraph-properties fo:text-align="justify" style:justify-single-word="false"/>
      <style:text-properties fo:font-size="16pt" fo:language="fr" fo:country="FR" style:font-size-asian="16pt" style:font-size-complex="16pt"/>
    </style:style>
    <style:style style:name="P9" style:family="paragraph" style:parent-style-name="Normal">
      <style:paragraph-properties fo:text-align="center" style:justify-single-word="false"/>
      <style:text-properties fo:color="#ff0000" fo:font-size="16pt" fo:language="fr" fo:country="FR" fo:font-weight="bold" style:font-size-asian="16pt" style:font-weight-asian="bold" style:font-size-complex="16pt" style:font-weight-complex="bold"/>
    </style:style>
    <style:style style:name="P10" style:family="paragraph" style:parent-style-name="Normal">
      <style:paragraph-properties fo:text-align="justify" style:justify-single-word="false"/>
      <style:text-properties fo:font-size="15pt" fo:language="fr" fo:country="FR" style:font-size-asian="15pt" style:font-size-complex="15pt"/>
    </style:style>
    <style:style style:name="P11" style:family="paragraph" style:parent-style-name="Paragraphe_20_de_20_liste" style:list-style-name="L1">
      <style:paragraph-properties fo:text-align="justify" style:justify-single-word="false"/>
      <style:text-properties fo:font-size="15pt" fo:language="fr" fo:country="FR" fo:font-weight="bold" style:font-size-asian="15pt" style:font-weight-asian="bold" style:font-size-complex="15pt" style:font-weight-complex="bold"/>
    </style:style>
    <style:style style:name="T1" style:family="text">
      <style:text-properties fo:font-size="15pt" fo:language="fr" fo:country="FR" style:font-size-asian="15pt" style:font-size-complex="15pt"/>
    </style:style>
    <style:style style:name="T2" style:family="text">
      <style:text-properties fo:font-weight="bold" style:font-weight-asian="bold" style:font-weight-complex="bold"/>
    </style:style>
    <text:list-style style:name="L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Armand Chaplain-Duret<text:tab/><text:tab/><text:tab/><text:tab/><text:tab/><text:tab/> <text:s text:c="3"/>14/01/2022</text:p>
      <text:p text:style-name="P3">Ethan Leblanc</text:p>
      <text:p text:style-name="P3"/>
      <text:p text:style-name="P9">SAE Développement </text:p>
      <text:p text:style-name="P9">Analyse</text:p>
      <text:p text:style-name="P9"/>
      <text:p text:style-name="P7"/>
      <text:p text:style-name="P3">1._Présentation du jeu</text:p>
      <text:p text:style-name="P2">Le jeu que nous avons programmé est un labyrinthe dans lequel le but principal est de trouver la sortie de trois labyrinthes consécutifs classés par ordre croissant de difficulté, en commençant par un labyrinthe de tutoriel. </text:p>
      <text:p text:style-name="P2">Dès le lancement du jeu, un tuto en explique au joueur son fonctionnement. Dans chaque labyrinthe, se trouvent d'une part, des ennemis à combattre et d'autre part, un marché où il possible d’acheter des équipements permettant d’améliorer le personnage. Cela est possible grâce à l’argent gagné en combattant les ennemis ou en réussissant les labyrinthes précédents. </text:p>
      <text:p text:style-name="P2">Chaque labyrinthe est rempli de brouillard. Le joueur a donc une visibilité limitée. Les sorties des labyrinthes sont représentées par des carrés pleins. Les touches de base sont : z pour avancer, d pour aller à droite, q pour aller à gauche, s pour reculer, e pour interagir et o pour ouvrir le menu des options en jeu. Ces touches sont modifiables via le menu principal ou le menu option en jeu. </text:p>
      <text:p text:style-name="P2">Le combat contre un ennemi se fait aléatoirement en 2 tours en fonction de la probabilité de victoire du joueur. Suite à une défaite, le joueur revient au début du labyrinthe avec un nombre de cœurs en moins, en fonction de sa résistance. Dans le cas où le joueur ne comprend pas les principes essentiels au bon déroulement du jeu, il peut accéder aux aides dans le menu option. </text:p>
      <text:p text:style-name="P3"><text:soft-page-break/></text:p>
      <text:p text:style-name="P3">2._Structures de données :</text:p>
      <text:p text:style-name="P2">Nous avons utilisé deux types de structure de données :</text:p>
      <text:list xml:id="list4789277185108485878" text:style-name="L1">
        <text:list-item>
          <text:p text:style-name="P11">Structures finies</text:p>
        </text:list-item>
      </text:list>
      <text:p text:style-name="P1">_Variables Int : Remplissage des tableaux (lignes et colonnes) : indexages, limite de la vue, probabilité de victoire, nombre de pièces, numéro du dialogue et de la page</text:p>
      <text:p text:style-name="P1">_Variables double : Nombre de vies et résistance</text:p>
      <text:p text:style-name="P1">_Booléens : Tuto fait ?, lancer le jeu, vérification d’entrées (touches existantes), obstacles ?, emplacement dans l’inventaire vide, résultat du combat, en jeu ?, gagner ?</text:p>
      <text:p text:style-name="P1">_Char : Vérifier s’il y a un obstacle à l’emplacement demandé</text:p>
      <text:p text:style-name="P1"><text:s/>_String : Savoir quelle action le joueur fait, trouver un élément dans un tableau, stocker les items, description des items, quelle interaction est possible</text:p>
      <text:list xml:id="list39478400" text:continue-numbering="true" text:style-name="L1">
        <text:list-item>
          <text:p text:style-name="P11">Structures indexées</text:p>
        </text:list-item>
      </text:list>
      <text:p text:style-name="P1">_Tableaux : Cordonnées de la position du joueur, items achetables (disponible en magasin et possédés), prix, description des items, quantité des items, interactions, lister les obstacles.</text:p>
      <text:p text:style-name="P1">_Tableaux multidimensionnels : stocker le labyrinthe, le plateau de jeu, boites de dialogue (bardinfobas), brouillard.</text:p>
      <text:p text:style-name="P2"><text:tab/>Avantages : Meilleure utilisation de la mémoire quand on utilise un <text:tab/>tableau : <text:s/>Réduit la redondance de l’information. Quadrillage des <text:tab/>informations représentant la labyrinthe et la position du joueur. <text:tab/>Facile d’utilisation.</text:p>
      <text:p text:style-name="P2"><text:tab/>Inconvénients : Taille fixe </text:p>
      <text:p text:style-name="P2"/>
      <text:p text:style-name="P2"/>
      <text:p text:style-name="P2"/>
      <text:p text:style-name="P3"><text:soft-page-break/>3._Algorithmes : </text:p>
      <text:p text:style-name="P2">Autre solution de placement des murs : format CSV </text:p>
      <text:p text:style-name="P2">Flush : Eviter d’importer d’autres modules java : quelques bugs : Actualisation.</text:p>
      <text:p text:style-name="P4"><text:span text:style-name="Police_20_par_20_défaut"><text:span text:style-name="T1">Autre possibilité de fonctionnement de la vue du joueur : affiche un tableau différent en fonction de la position du joueur. </text:span></text:span><text:span text:style-name="T1">Performances en utilisation du stockage : Moins performants. Plus rapide en jeu.</text:span></text:p>
      <text:p text:style-name="P2">Utilisation possible de listes pour la difficulté : Taille variables selon la difficulté</text:p>
      <text:p text:style-name="P2">Performance en temps de la liste : Plus rapide</text:p>
      <text:p text:style-name="P2">Performance en utilisation mémoire : Moins lourd</text:p>
      <text:p text:style-name="P2">Liste : plus facile d’implantation et de compréhension</text:p>
      <text:p text:style-name="P2"/>
      <text:p text:style-name="P8"><text:span text:style-name="T2">4._Circuit algorithmique du JEU : </text:span></text:p>
      <text:p text:style-name="P2">Plateau de jeu -&gt; remplit de brouillard -&gt; contour du plateau de jeu -&gt; rentre le joueur dans plateau -&gt; vue du joueur -&gt; affiche le plateau de jeu -&gt; vérification interactions possibles -&gt; affiche barInfoBas (interactions possibles ou non) -&gt; demande au joueur de faire une action -&gt; vérification de l’action (possible ou non) -&gt; traitement de l’action</text:p>
      <text:p text:style-name="P2"/>
      <text:p text:style-name="P3">L’apport de chacun :</text:p>
      <text:p text:style-name="P2">Armand : Déplacements joueur, ennemis, interactions, description, nombre de vies, main, remplissage et affichage labyrinthes, barInfoBas, affichage barInfoBas, vue joueur.</text:p>
      <text:p text:style-name="P2">Ethan : <text:s/>Menus, Placements Mur, le marché, Affichage (Menu et combat), Ennemi, Items</text:p>
      <text:p text:style-name="P2">Pourcentage : Armand : 50% Ethan : 50%</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 svg:font-family="Arial" style:font-family-generic="swiss" style:font-pitch="variable"/>
    <style:font-face style:name="Calibri" svg:font-family="Calibri" style:font-family-generic="swiss"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true"/>
      <style:paragraph-properties fo:line-height="107%"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en" fo:country="GB" fo:font-style="normal" style:text-underline-style="none" fo:font-weight="normal" style:letter-kerning="fals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fo:line-height="107%"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auto"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en" fo:country="GB"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Arial" style:font-size-complex="11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hyphenation-ladder-count="no-limit"/>
      <style:text-properties fo:hyphenate="false" fo:hyphenation-remain-char-count="0" fo:hyphenation-push-char-count="0"/>
    </style:style>
    <style:style style:name="Paragraphe_20_de_20_liste" style:display-name="Paragraphe de liste" style:family="paragraph" style:parent-style-name="Normal">
      <style:paragraph-properties fo:margin-left="1.27cm" fo:margin-right="0cm" fo:hyphenation-ladder-count="no-limit" fo:text-indent="0cm" style:auto-text-indent="false">
        <style:tab-stops/>
      </style:paragraph-properties>
      <style:text-properties fo:hyphenate="false" fo:hyphenation-remain-char-count="0" fo:hyphenation-push-char-count="0"/>
    </style:style>
    <style:style style:name="Police_20_par_20_défaut" style:display-name="Police par défaut"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499cm" fo:margin-left="2.499cm" fo:margin-right="2.499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1$Win32 OpenOffice.org_project/4111m1$Build-9808</meta:generator>
    <dc:title/>
    <dc:description/>
    <dc:subject/>
    <meta:initial-creator>Noam Leblanc</meta:initial-creator>
    <meta:creation-date>2022-01-11T10:59:00Z</meta:creation-date>
    <dc:date>2022-01-17T19:23:18.30</dc:date>
    <meta:editing-cycles>24</meta:editing-cycles>
    <meta:editing-duration>PT7H12M14S</meta:editing-duration>
    <meta:document-statistic meta:table-count="0" meta:image-count="0" meta:object-count="0" meta:page-count="3" meta:paragraph-count="36" meta:word-count="639" meta:character-count="4044"/>
    <meta:template xlink:type="simple" xlink:actuate="onRequest" xlink:title="" xlink:href="Normal"/>
  </office:meta>
</office:document-meta>
</file>